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2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ftBuch发布漂书模块功能设计</text:p>
      <text:p text:style-name="P1"/>
      <text:p text:style-name="P2">一、功能概述</text:p>
      <text:p text:style-name="P2"/>
      <text:p text:style-name="P2"><text:s text:c="7"/>模块包括一个主要功能发布漂书信息，一个其他模块的子功能：搜索图书。当用户搜索图书获得查询结果之后，确认自己拥有某本图书，并且愿意漂流出去，可以进行发布漂书信息的操作。</text:p>
      <text:p text:style-name="P2"/>
      <text:p text:style-name="P2">二、数据模型与操作说明</text:p>
      <text:p text:style-name="P2"/>
      <text:p text:style-name="P2">数据模型</text:p>
      <text:p text:style-name="P2"/>
      <text:p text:style-name="P2"><text:s text:c="7"/>图书信息的数据模型与图书搜索模块使用的数据模型一致，除了图书信息之外，本模块还需要的数据模型为发布者。模块数据类型如下：</text:p>
      <text:p text:style-name="P2"/>
      <text:p text:style-name="P2">1）发布者</text:p>
      <text:p text:style-name="P2"><text:s text:c="7"/>owner：integer</text:p>
      <text:p text:style-name="P2"><text:s text:c="7"/>book：integer</text:p>
      <text:p text:style-name="P2"><text:s text:c="7"/>contact：enum（1：站内私信；2：电子邮箱；3：电话；4：同城）</text:p>
      <text:p text:style-name="P2"><text:s text:c="7"/>contact_content: string</text:p>
      <text:p text:style-name="P2"><text:s text:c="7"/>remark: string</text:p>
      <text:p text:style-name="P2"/>
      <text:p text:style-name="P2">操作说明</text:p>
      <text:p text:style-name="P2"/>
      <text:p text:style-name="P2"><text:s text:c="7"/>用户在查找到图书以后，可以点击“漂书”按钮，跳转至漂书信息发布页，用户可以编辑发布信息，选择联络方式，以及其他备注告知信息等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g Chao</meta:initial-creator>
    <meta:creation-date>2012-09-16T08:18:04</meta:creation-date>
    <dc:date>2012-09-16T09:30:28</dc:date>
    <dc:creator>Deng Chao</dc:creator>
    <meta:editing-duration>PT57M13S</meta:editing-duration>
    <meta:editing-cycles>2</meta:editing-cycles>
    <meta:generator>LibreOffice/3.5$Linux_X86_64 LibreOffice_project/350m1$Build-403</meta:generator>
    <meta:document-statistic meta:table-count="0" meta:image-count="0" meta:object-count="0" meta:page-count="1" meta:paragraph-count="14" meta:word-count="120" meta:character-count="411" meta:non-whitespace-character-count="353"/>
  </office:meta>
</office:document-meta>
</file>